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Standard">
      <style:text-properties style:font-name="Verdan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Verdana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Verdana" fo:language="zxx" fo:country="none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RIO GRANDE DO SUL</text:p>
      <text:p text:style-name="P4">INSTITUTO DE INFORMÁTICA</text:p>
      <text:p text:style-name="P4">CIÊNCIA DA COMPUTAÇÃO</text:p>
      <text:p text:style-name="P5"/>
      <text:p text:style-name="P5">Orientador: Marcelo de Oliveira Johann</text:p>
      <text:p text:style-name="P5">Aluno: Thiago Auler dos Santos</text:p>
      <text:p text:style-name="P5">Cartão: 114331</text:p>
      <text:p text:style-name="P5"/>
      <text:p text:style-name="P6">PLANO DE TRABALHO</text:p>
      <text:p text:style-name="P5"/>
      <text:p text:style-name="P1">MOTIVAÇÃO</text:p>
      <text:p text:style-name="P2"/>
      <text:p text:style-name="P3"><text:tab/>Nas últimas décadas, percebe-se um avanço considerável na temática de jogos eletrônicos, que começou como brincadeira e hoje é um dos setores mais produtivos e rentáveis no mundo.</text:p>
      <text:p text:style-name="P3"><text:tab/>O desenvolvimento de jogos inclui praticamente quase todos os ramos de pesquisa da computação: processamento de imagens, processamento de sons, inteligência artificial, otimização, etc. Tornando-a assim, uma das áreas mais fartas em conhecimentos.</text:p>
      <text:p text:style-name="P2"/>
      <text:p text:style-name="P1">OBJETIVO</text:p>
      <text:p text:style-name="P2"/>
      <text:p text:style-name="P3"><text:tab/>Este trabalho tem como objetivo estudar e implementar um software para um hardware portátil de uso específico. Concebido nos primeiros anos do século XXI, o Nintendo DS é um handheld que inova no quesito interatividade, e este trabalho busca explorar essas funcionalidades.</text:p>
      <text:p text:style-name="P2"/>
      <text:p text:style-name="P1">ETAPAS</text:p>
      <text:p text:style-name="P2"/>
      <text:p text:style-name="P3"><text:tab/><text:span text:style-name="T1">INF99001</text:span> – Estudo de metodologias para desenvolvimento de jogos. Estudo do hardware do console portátil Nintendo DS e prototipação utilizando os recursos que o hardware fornece (touchscreen, microfone, dois processadores, wifi, etc).</text:p>
      <text:p text:style-name="P2"/>
      <text:p text:style-name="P3"><text:tab/><text:span text:style-name="T1">INF99002</text:span> – Implementação de um jogo que busque utilizar vários dos recursos que o handheld Nintendo DS oferece.</text:p>
      <text:p text:style-name="P3"/>
      <text:p text:style-name="P3"><text:span text:style-name="T2"><text:tab/></text:span><text:span text:style-name="T3">A previsão de </text:span>encontros com o professor orientador é presencial e semanal, toda segunda-feira às 10:00, com uma duração mínima de 1h. Também está prevista a comunicação através de e-mail para troca de informações.</text:p>
      <text:p text:style-name="P2"/>
      <text:p text:style-name="P1">BIBLIOGRAFIA INICIAL</text:p>
      <text:p text:style-name="P2"/>
      <text:p text:style-name="P3">PERUCIA, A. S.; et al. Desenvolvimento de Jogos Eletrônicos: Teoria e Prática. São Paulo: Novatec, 2005. 302p.</text:p>
      <text:p text:style-name="P3">NDS/Tutorial. Disponível em: &lt;<text:a xlink:type="simple" xlink:href="http://dev-scene.com/NDS/Tutorials">http://dev-scene.com/NDS/Tutorials</text:a>&gt;. Acesso em: 17 ago. 2009.</text:p>
      <text:p text:style-name="P3">Homebrew Nintendo DS Development. Disponível em: &lt;<text:a xlink:type="simple" xlink:href="http://www.double.co.nz/nintendo_ds">http://www.double.co.nz/nintendo_ds</text:a>&gt;. <text:s/>Acesso em: 17 ago. 2009.</text:p>
      <text:p text:style-name="P3">Libnds Documentation. Disponível em: &lt;<text:a xlink:type="simple" xlink:href="http://libnds.devkitpro.org/">http://libnds.devkitpro.org</text:a>&gt;. Acesso em: 17 ago. 200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ago Auler dos Santos</meta:initial-creator>
    <meta:creation-date>2009-08-20T20:33:59.94</meta:creation-date>
    <dc:date>2009-08-28T10:42:43.51</dc:date>
    <dc:creator>Thiago Auler dos Santos</dc:creator>
    <meta:editing-duration>PT03H48M03S</meta:editing-duration>
    <meta:editing-cycles>23</meta:editing-cycles>
    <meta:generator>OpenOffice.org/3.1$Win32 OpenOffice.org_project/310m11$Build-9399</meta:generator>
    <meta:document-statistic meta:table-count="0" meta:image-count="0" meta:object-count="0" meta:page-count="1" meta:paragraph-count="21" meta:word-count="268" meta:character-count="1896"/>
  </office:meta>
</office:document-meta>
</file>